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A50000007C5FAF4CD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Optima" svg:font-family="Opti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text-properties style:font-name="Optima" fo:font-size="9pt" style:font-size-asian="9pt" style:font-size-complex="9pt"/>
    </style:style>
    <style:style style:name="P2" style:family="paragraph">
      <style:paragraph-properties fo:margin-top="0cm" fo:margin-bottom="0cm"/>
      <style:text-properties style:font-name="Optima" fo:font-size="10pt" style:font-size-asian="10pt" style:font-size-complex="10pt"/>
    </style:style>
    <style:style style:name="P3" style:family="paragraph" style:list-style-name="L6">
      <style:paragraph-properties fo:margin-top="0cm" fo:margin-bottom="0cm"/>
      <style:text-properties style:font-name="Optima" fo:font-size="10pt" style:font-size-asian="10pt" style:font-size-complex="10pt"/>
    </style:style>
    <style:style style:name="P4" style:family="paragraph" style:list-style-name="L7">
      <style:paragraph-properties fo:margin-top="0cm" fo:margin-bottom="0cm"/>
      <style:text-properties style:font-name="Optima" fo:font-size="10pt" style:font-size-asian="10pt" style:font-size-complex="10pt"/>
    </style:style>
    <style:style style:name="P5" style:family="paragraph" style:list-style-name="L1">
      <style:paragraph-properties fo:margin-top="0cm" fo:margin-bottom="0cm"/>
      <style:text-properties style:font-name="Optima" fo:font-size="10pt" style:font-size-asian="10pt" style:font-size-complex="10pt"/>
    </style:style>
    <style:style style:name="P6" style:family="paragraph" style:list-style-name="L2">
      <style:paragraph-properties fo:margin-top="0cm" fo:margin-bottom="0cm"/>
      <style:text-properties style:font-name="Optima" fo:font-size="10pt" style:font-size-asian="10pt" style:font-size-complex="10pt"/>
    </style:style>
    <style:style style:name="P7" style:family="paragraph" style:list-style-name="L3">
      <style:paragraph-properties fo:margin-top="0cm" fo:margin-bottom="0cm"/>
      <style:text-properties style:font-name="Optima" fo:font-size="10pt" style:font-size-asian="10pt" style:font-size-complex="10pt"/>
    </style:style>
    <style:style style:name="P8" style:family="paragraph" style:list-style-name="L4">
      <style:paragraph-properties fo:margin-top="0cm" fo:margin-bottom="0cm"/>
      <style:text-properties style:font-name="Optima" fo:font-size="10pt" style:font-size-asian="10pt" style:font-size-complex="10pt"/>
    </style:style>
    <style:style style:name="P9" style:family="paragraph" style:list-style-name="L5">
      <style:paragraph-properties fo:margin-top="0cm" fo:margin-bottom="0cm"/>
      <style:text-properties style:font-name="Optima" fo:font-size="10pt" style:font-size-asian="10pt" style:font-size-complex="10pt"/>
    </style:style>
    <style:style style:name="P10" style:family="paragraph" style:list-style-name="L1">
      <style:paragraph-properties fo:margin-top="0cm" fo:margin-bottom="0cm"/>
      <style:text-properties style:font-name="Optima" fo:font-size="10pt" fo:font-weight="bold" style:font-size-asian="10pt" style:font-weight-asian="bold" style:font-size-complex="10pt" style:font-weight-complex="bold"/>
    </style:style>
    <style:style style:name="P11" style:family="paragraph" style:list-style-name="L15">
      <style:paragraph-properties fo:margin-top="0cm" fo:margin-bottom="0cm"/>
      <style:text-properties style:font-name="Optima" fo:font-size="10pt" fo:font-weight="bold" style:font-size-asian="10pt" style:font-weight-asian="bold" style:font-size-complex="10pt" style:font-weight-complex="bold"/>
    </style:style>
    <style:style style:name="P12" style:family="paragraph" style:parent-style-name="Standard">
      <style:paragraph-properties fo:margin-top="0cm" fo:margin-bottom="0cm"/>
      <style:text-properties style:font-name="Optima" fo:font-size="10pt" style:font-size-asian="10pt" style:font-size-complex="10pt"/>
    </style:style>
    <style:style style:name="P13" style:family="paragraph" style:parent-style-name="Standard" style:list-style-name="L7">
      <style:paragraph-properties fo:margin-top="0cm" fo:margin-bottom="0cm"/>
      <style:text-properties style:font-name="Optima" fo:font-size="10pt" style:font-size-asian="10pt" style:font-size-complex="10pt"/>
    </style:style>
    <style:style style:name="P14" style:family="paragraph" style:parent-style-name="Standard" style:list-style-name="L16">
      <style:paragraph-properties fo:margin-top="0cm" fo:margin-bottom="0cm"/>
      <style:text-properties style:font-name="Optima" fo:font-size="10pt" style:font-size-asian="10pt" style:font-size-complex="10pt"/>
    </style:style>
    <style:style style:name="P15" style:family="paragraph" style:parent-style-name="Standard" style:list-style-name="L18">
      <style:paragraph-properties fo:margin-top="0cm" fo:margin-bottom="0cm"/>
      <style:text-properties style:font-name="Optima" fo:font-size="10pt" style:font-size-asian="10pt" style:font-size-complex="10pt"/>
    </style:style>
    <style:style style:name="P16" style:family="paragraph" style:parent-style-name="Standard" style:list-style-name="L5">
      <style:paragraph-properties fo:margin-top="0cm" fo:margin-bottom="0cm"/>
      <style:text-properties style:font-name="Optima" fo:font-size="10pt" style:font-size-asian="10pt" style:font-size-complex="10pt"/>
    </style:style>
    <style:style style:name="P17" style:family="paragraph" style:parent-style-name="Standard" style:list-style-name="L1">
      <style:paragraph-properties fo:margin-top="0cm" fo:margin-bottom="0cm"/>
      <style:text-properties style:font-name="Optima" fo:font-size="10pt" style:font-size-asian="10pt" style:font-size-complex="10pt"/>
    </style:style>
    <style:style style:name="P18" style:family="paragraph" style:parent-style-name="Standard" style:list-style-name="L4">
      <style:paragraph-properties fo:margin-top="0cm" fo:margin-bottom="0cm"/>
      <style:text-properties style:font-name="Optima" fo:font-size="10pt" style:font-size-asian="10pt" style:font-size-complex="10pt"/>
    </style:style>
    <style:style style:name="P19" style:family="paragraph" style:parent-style-name="Standard" style:list-style-name="L3">
      <style:paragraph-properties fo:margin-top="0cm" fo:margin-bottom="0cm"/>
      <style:text-properties style:font-name="Optima" fo:font-size="10pt" style:font-size-asian="10pt" style:font-size-complex="10pt"/>
    </style:style>
    <style:style style:name="P20" style:family="paragraph" style:parent-style-name="Standard" style:list-style-name="L2">
      <style:paragraph-properties fo:margin-top="0cm" fo:margin-bottom="0cm"/>
      <style:text-properties style:font-name="Optima" fo:font-size="10pt" style:font-size-asian="10pt" style:font-size-complex="10pt"/>
    </style:style>
    <style:style style:name="P21" style:family="paragraph" style:parent-style-name="Standard">
      <style:paragraph-properties fo:margin-top="0cm" fo:margin-bottom="0cm" fo:text-align="center" style:justify-single-word="false"/>
      <style:text-properties style:font-name="Optima" fo:font-size="10pt" fo:font-weight="bold" style:font-size-asian="10pt" style:font-weight-asian="bold" style:font-size-complex="10pt" style:font-weight-complex="bold"/>
    </style:style>
    <style:style style:name="P22" style:family="paragraph" style:parent-style-name="Standard" style:list-style-name="L1">
      <style:paragraph-properties fo:margin-top="0cm" fo:margin-bottom="0cm"/>
      <style:text-properties style:font-name="Optima" fo:font-size="10pt" fo:font-weight="bold" style:font-size-asian="10pt" style:font-weight-asian="bold" style:font-size-complex="10pt" style:font-weight-complex="bold"/>
    </style:style>
    <style:style style:name="T1" style:family="text">
      <style:text-properties fo:font-weight="bold" style:font-weight-asian="bold" style:font-weight-complex="bold"/>
    </style:style>
    <style:style style:name="T2" style:family="text">
      <style:text-properties fo:font-size="12pt" style:font-size-asian="12pt" style:font-size-complex="12pt"/>
    </style:style>
    <style:style style:name="T3" style:family="text">
      <style:text-properties style:font-name="Times New Roman"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number text:level="1" text:style-name="Numbering_20_Symbols" style:num-suffix="."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number text:level="1" text:style-name="Numbering_20_Symbols" style:num-suffix="." style:num-format="1" text:start-value="1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1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text:start-value="1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1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1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text:start-value="1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Growth Facilitation - Pitfalls</text:p>
      <text:p text:style-name="P12"/>
      <text:list xml:id="list1680446162" text:style-name="L1">
        <text:list-item>
          <text:p text:style-name="P17"><text:span text:style-name="T1">Excessive Preparation</text:span><text:line-break/>The Growth Facilitator(s) need only spend a very small amount of time up-front in preparing an initial Value Drivers list – approximately 1% of the expected effort of the total list.</text:p>
          <text:p text:style-name="P17"/>
        </text:list-item>
        <text:list-item>
          <text:p text:style-name="P17"><text:span text:style-name="T1">Not Enough Communication w/ Team</text:span><text:line-break/>The Growth Facilitator(s) will naturally be pulled in two directions: communication with users, customers and other stakeholders vs. communication with the team.</text:p>
        </text:list-item>
      </text:list>
      <text:list xml:id="list491056448" text:style-name="L2">
        <text:list-item>
          <text:p text:style-name="P20">Needs to be at all OpenAgile meetings in-person</text:p>
        </text:list-item>
        <text:list-item>
          <text:p text:style-name="P20">Work with and accept the guidance of the Process Facilitator(s) regarding the rules of OpenAgile (this is the working contract for the team!)</text:p>
        </text:list-item>
        <text:list-item>
          <text:p text:style-name="P20">Present with the team often enough to see work in progress so that there are no surprises at the Reflection part of the Engagement Meeting</text:p>
          <text:p text:style-name="P20"/>
        </text:list-item>
      </text:list>
      <text:list xml:id="list869153106" text:continue-list="list1680446162" text:style-name="L1">
        <text:list-item>
          <text:p text:style-name="P17"><text:span text:style-name="T1">Describing Solutions (not Problem/Need/Goal)</text:span><text:line-break/>The Growth Facilitator(s) is best served by leaving all technical decisions to the rest of the team: architecture, design, coding standards, tools, frameworks/libraries, refactoring, build environment, buy vs. build etc.</text:p>
        </text:list-item>
      </text:list>
      <text:p text:style-name="P12"/>
      <text:list xml:id="list466368400" text:continue-numbering="true" text:style-name="L1">
        <text:list-item>
          <text:p text:style-name="P17"><text:span text:style-name="T1">Unbalanced Responsibility/Authority</text:span><text:line-break/>The Growth Facilitator(s) requires final authority over the list of Value Drivers</text:p>
        </text:list-item>
      </text:list>
      <text:list xml:id="list1343403173" text:style-name="L3">
        <text:list-item>
          <text:p text:style-name="P19">Not given the authority by the executive leadership</text:p>
        </text:list-item>
        <text:list-item>
          <text:p text:style-name="P19">Delegating too much tactically, without also delegating authority</text:p>
        </text:list-item>
        <text:list-item>
          <text:p text:style-name="P19">Split responsibility b/w multiple products and/or teams</text:p>
          <text:p text:style-name="P19"/>
        </text:list-item>
      </text:list>
      <text:list xml:id="list1879753649" text:continue-list="list466368400" text:style-name="L1">
        <text:list-item>
          <text:p text:style-name="P17"><text:span text:style-name="T1">Too Much Change!</text:span><text:line-break/>A Growth Facilitator must understand the business well enough that most of the time they are correct in their ordering of the Value Driver list. <text:s/>If this is not the case, the team can be subjected to violent swings in direction, and it will never be stable enough to become a high-performance team.</text:p>
          <text:p text:style-name="P17"/>
        </text:list-item>
        <text:list-item>
          <text:p text:style-name="P17"><text:span text:style-name="T1">Team Pushes Back</text:span><text:line-break/>The Growth Facilitator(s) must have enough authority and confidence to be able to firmly resist when the team attempts to force a change in the ordering of the Value Driver list.</text:p>
        </text:list-item>
      </text:list>
      <text:list xml:id="list871401111" text:style-name="L4">
        <text:list-item>
          <text:p text:style-name="P18">Team Not Convinced of Value of Work</text:p>
        </text:list-item>
        <text:list-item>
          <text:p text:style-name="P18">Team Claims Dependencies</text:p>
          <text:p text:style-name="P18"/>
        </text:list-item>
      </text:list>
      <text:list xml:id="list1181530478" text:continue-list="list1879753649" text:style-name="L1">
        <text:list-item>
          <text:p text:style-name="P17"><text:span text:style-name="T1">Stretch Goals</text:span><text:line-break/>The Growth Facilitator(s) should never attempt to use the psychological tactic of “stretch goals” to enhance the performance of their team. <text:s/>Instead, focus on ordering the Value Driver list by value and supporting the Process Facilitator(s) in removing obstacles.</text:p>
          <text:p text:style-name="P17"/>
        </text:list-item>
        <text:list-item>
          <text:p text:style-name="P17"><text:span text:style-name="T1">Urgent Interruptions</text:span><text:line-break/>The Growth Facilitator(s) may be tempted to interrupt the team mid-Cycle with a “small” but urgent interruption. <text:s/>Instead, either put it on the Value Driver list for next Cycle or cancel the Cycle.</text:p>
          <text:p text:style-name="P17"/>
        </text:list-item>
        <text:list-item>
          <text:p text:style-name="P22">Not Getting Done</text:p>
          <text:p text:style-name="P17">This is hard to prevent from happening from time to time, but it can become a habit for a team to over-commit. <text:s/>Make sure that a team that is doing this is using burn-down charts effectively and is holding demos even when they have not completed all their work.</text:p>
          <text:p text:style-name="P17"/>
        </text:list-item>
        <text:list-item>
          <text:p text:style-name="P17"><text:soft-page-break/><text:span text:style-name="T1">Imposed Deadline-Scope-Resources</text:span><text:line-break/>The Growth Facilitator(s) does have the authority to order the Value Driver list, but does not have the authority to determine how many Value Drivers the team does in any given Cycle. <text:s/>Instead, the Growth Facilitator(s) uses the release burn-down chart to manage expectations with stakeholders. <text:s/>OpenAgile is reality-based. <text:s/>If an external stakeholder wants to impose a minimum scope, a deadline and constrain the resources available to the team then they must allow that quality will slip… which in turn is against the principles of OpenAgile. <text:s/>The reality is that no-one can predict the future so any such imposition is simply a fantasy.</text:p>
          <text:p text:style-name="P17"/>
        </text:list-item>
        <text:list-item>
          <text:p text:style-name="P22">Definition of “Done” Imposed</text:p>
          <text:p text:style-name="P17">There is confusion between the concept of the definition of “done” and “standards”. <text:s/>Managers and other stakeholders often incorrectly impose standards on a team as its definition of “done”.</text:p>
          <text:p text:style-name="P17"/>
        </text:list-item>
        <text:list-item>
          <text:p text:style-name="P17"><text:span text:style-name="T1">Prototype Not Shippable</text:span><text:line-break/>An OpenAgile team should attempt to produce production-quality, “potentially shippable” software right from the very first Cycle. <text:s/>Building prototype code just delays the inevitable need to write production code. Similarly, wireframes, detailed designs and other similar tools should also be avoided.</text:p>
          <text:p text:style-name="P17"/>
        </text:list-item>
        <text:list-item>
          <text:p text:style-name="P17"><text:span text:style-name="T1">Giving Up On Quality</text:span><text:line-break/>OpenAgile has very high demands on teams regarding the quality of their results: “potentially shippable software”. <text:s/>It is easy for a team or organization to fall back on the crutch of defect tracking software instead of maintaining extremely high levels of quality at all times (due to pressure to release features).</text:p>
          <text:p text:style-name="P17"/>
        </text:list-item>
        <text:list-item>
          <text:p text:style-name="P22">Not Facilitating Team Capacity Building</text:p>
          <text:p text:style-name="P17">The Growth Facilitator(s) is so narrowly focused on delivery of the product/value that they fail to improve the team's abilities and capacities.</text:p>
        </text:list-item>
      </text:list>
      <text:list xml:id="list737337095" text:style-name="L5">
        <text:list-item>
          <text:p text:style-name="P16">Team members become bottlenecks in specific skills</text:p>
        </text:list-item>
        <text:list-item>
          <text:p text:style-name="P16">Speed and quality of team's work begins to decline</text:p>
        </text:list-item>
      </text:list>
      <text:p text:style-name="P12"/>
      <text:list xml:id="list2076764880" text:style-name="L15">
        <text:list-item>
          <text:p>Not Attending to the Organic Growth of the Team</text:p>
        </text:list-item>
      </text:list>
      <text:list xml:id="list233765886" text:style-name="L6">
        <text:list-header>
          <text:p>The Growth Facilitator(s) follow a present plan that the team is forced to pursue.</text:p>
        </text:list-header>
      </text:list>
      <text:list xml:id="list2092992697" text:style-name="L7">
        <text:list-item>
          <text:p text:style-name="P13">Opportunities for growth based on the team's ability are not leveraged</text:p>
        </text:list-item>
        <text:list-item>
          <text:p text:style-name="P13">Team members are not able to contribute to the team's overall health and advancement</text:p>
        </text:list-item>
        <text:list-item>
          <text:p text:style-name="P13">The Team does not have a high-performance goal</text:p>
          <text:p text:style-name="P13"/>
        </text:list-item>
      </text:list>
      <text:list xml:id="list1952420507" text:style-name="L16">
        <text:list-item>
          <text:p text:style-name="P14"><text:span text:style-name="T1">Poor Grooming of Value Drivers</text:span><text:line-break/>The Growth Facilitator(s) do not work with stakeholders and the Team during the Cycle to estimate value and effort of the Value Drivers. <text:s/>Leaving this to the Engagement Meeting places unfair pressure on the team to short-change the essential Reflection and Learning parts of the meeting.</text:p>
          <text:p text:style-name="P14"/>
        </text:list-item>
      </text:list>
      <text:list xml:id="list1549212720" text:style-name="L18">
        <text:list-item>
          <text:p text:style-name="P15"><text:span text:style-name="T1">Lack of Commitment to Own Continuous Learning and Improvement</text:span><text:line-break/>If the Growth Facilitator(s) are not fully engaged in their own learning and development, they risk falling back into old habits of micro-managing and the team will suffer as a result.</text:p>
        </text:list-item>
      </text:list>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Optima" svg:font-family="Opti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Optima" fo:font-size="9pt" style:font-size-asian="9pt" style:font-size-complex="9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raw:frame draw:style-name="Mfr1" draw:name="graphics1" text:anchor-type="paragraph" svg:x="0.021cm" svg:y="0cm" svg:width="7.899cm" svg:height="1.05cm" draw:z-index="1"><draw:image xlink:href="Pictures/10000000000003A50000007C5FAF4CD6.jpg" xlink:type="simple" xlink:show="embed" xlink:actuate="onLoad"/></draw:frame><text:tab/><text:tab/>+1 905 868 9995</text:p>
        <text:p text:style-name="MP1"><text:tab/><text:tab/>www.berteigconsulting.com</text:p>
        <text:p text:style-name="MP1"><text:tab/><text:tab/>sales@berteigconsulting.com</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1-27T20:30:03</meta:creation-date>
    <dc:date>2012-11-19T15:41:42</dc:date>
    <meta:editing-duration>PT3H14M53S</meta:editing-duration>
    <meta:editing-cycles>27</meta:editing-cycles>
    <meta:generator>LibreOffice/3.3$Unix LibreOffice_project/330m19$Build-401</meta:generator>
    <meta:document-statistic meta:table-count="0" meta:image-count="1" meta:object-count="0" meta:page-count="2" meta:paragraph-count="38" meta:word-count="882" meta:character-count="5503"/>
  </office:meta>
</office:document-meta>
</file>